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3.3000001907349pt" fo:font-style="italic" fo:font-weight="bold" officeooo:paragraph-rsid="001c9a0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2" style:family="paragraph" style:parent-style-name="Standard">
      <style:text-properties officeooo:paragraph-rsid="001c9a09"/>
    </style:style>
    <style:style style:name="P3" style:family="paragraph" style:parent-style-name="Title">
      <style:paragraph-properties fo:break-before="page"/>
      <style:text-properties officeooo:paragraph-rsid="001c9a09"/>
    </style:style>
    <style:style style:name="P4" style:family="paragraph" style:parent-style-name="Heading_20_4">
      <style:text-properties officeooo:paragraph-rsid="001c9a09"/>
    </style:style>
    <style:style style:name="P5" style:family="paragraph" style:parent-style-name="Heading_20_2">
      <style:text-properties officeooo:paragraph-rsid="001c9a09"/>
    </style:style>
    <style:style style:name="P6" style:family="paragraph" style:parent-style-name="Heading_20_3">
      <style:text-properties officeooo:paragraph-rsid="001c9a09"/>
    </style:style>
    <style:style style:name="T1" style:family="text">
      <style:text-properties officeooo:rsid="000232be"/>
    </style:style>
    <style:style style:name="T2" style:family="text">
      <style:text-properties officeooo:rsid="0001e6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inguts que es treballen en el projecte</text:p>
      <text:h text:style-name="P5" text:outline-level="2">Mòdul professional 6: accés a dade<text:span text:style-name="T1">s</text:span></text:h>
      <text:h text:style-name="P6" text:outline-level="3">UF 2: persistència en BDR-BDOR-BDOO</text:h>
      <text:h text:style-name="P4" text:outline-level="4">1. Gestió de connectors</text:h>
      <text:p text:style-name="P2">1.1 El desfasament objecte-relacional.</text:p>
      <text:p text:style-name="P2">1.2 Protocols d’accés a bases de dades. Connectors.</text:p>
      <text:p text:style-name="P2">1.3 Execució de sentències de descripció de dades.</text:p>
      <text:p text:style-name="P2">1.4 Execució de sentències de modificació de dades.</text:p>
      <text:p text:style-name="P2">1.5 Execució de consultes.</text:p>
      <text:p text:style-name="P2"/>
      <text:p text:style-name="P1">2. Eines de mapatge objecte-relacional (ORM):</text:p>
      <text:p text:style-name="P2">2.1 Concepte de mapatge objecte-relacional.</text:p>
      <text:p text:style-name="P2">2.2 Característiques de les eines ORM. Eines ORM més utilitzades.</text:p>
      <text:p text:style-name="P2">2.3 Instal·lació d’una eina ORM.</text:p>
      <text:p text:style-name="P2">2.4 Estructura d’un fitxer de mapatge. Elements, propietats.</text:p>
      <text:p text:style-name="P2">2.5 Classes persistents.</text:p>
      <text:p text:style-name="P2">2.6 Sessions, estats d’un objecte.</text:p>
      <text:p text:style-name="P2">2.7 Càrrega, emmagatzematge i modificació d’objectes.</text:p>
      <text:p text:style-name="P2">2.8 Consultes SQL.</text:p>
      <text:p text:style-name="P2"/>
      <text:p text:style-name="P1">3. Bases de dades objecte-relacionals i orientades a objectes:</text:p>
      <text:p text:style-name="P2">3.1 Característiques de les bases de dades objecte-relacionals.</text:p>
      <text:p text:style-name="P2">3.2 Gestió d’objectes amb SQL. Especificacions en estàndards SQL.</text:p>
      <text:p text:style-name="P2">3.3 Accés a les funcions del gestor des del llenguatge de programació.</text:p>
      <text:p text:style-name="P2">3.4 Característiques de les bases de dades orientades a objectes.</text:p>
      <text:p text:style-name="P2">3.5 Tipus de dades: tipus bàsics i tipus estructurats.</text:p>
      <text:p text:style-name="P2">3.6 La interfície de programació d’aplicacions de la base de dades</text:p>
      <text:p text:style-name="P2"/>
      <text:h text:style-name="P5" text:outline-level="2">Mòdul professional 7: desenvolupament d’interfície </text:h>
      <text:h text:style-name="P6" text:outline-level="3">UF 1: disseny i implementació d’interfícies </text:h>
      <text:h text:style-name="P4" text:outline-level="4">2. Generació d’interfícies a partir de documents XML:</text:h>
      <text:p text:style-name="P2">2.1 Llenguatges de descripció d’interfícies basades en XML. Àmbit d’aplicació.</text:p>
      <text:p text:style-name="P2">2.2 Elements, etiquetes, atributs i valors.</text:p>
      <text:p text:style-name="P2">2.3 Eines lliures i propietàries per a la creació d’interfícies d’usuari multiplataforma.</text:p>
      <text:p text:style-name="P2">2.4 Controls, propietats.</text:p>
      <text:p text:style-name="P2">2.5 Esdeveniments; controladors.</text:p>
      <text:p text:style-name="P2">2.6 Edició del document XML.</text:p>
      <text:p text:style-name="P2">2.7 Generació de codi per a diferents plataformes.</text:p>
      <text:p text:style-name="P2"/>
      <text:p text:style-name="P1">3. Creació de components visuals:</text:p>
      <text:p text:style-name="P2">3.1 Concepte de component; característiques.</text:p>
      <text:p text:style-name="P2">3.2 Propietats i atributs.</text:p>
      <text:p text:style-name="P2"><text:soft-page-break/>3.3 Esdeveniments; associació d’accions a esdeveniments.</text:p>
      <text:p text:style-name="P2">3.4 Persistència del component.</text:p>
      <text:p text:style-name="P2">3.5 Eines per al desenvolupament de components visuals.</text:p>
      <text:p text:style-name="P2">3.6 Empaquetatge de components.</text:p>
      <text:p text:style-name="P2"/>
      <text:p text:style-name="P1">4. Usabilitat:</text:p>
      <text:p text:style-name="P2">4.1 Concepte d’usabilitat. Característiques, atributs.</text:p>
      <text:p text:style-name="P2">4.2 Mesura d’usabilitat d’aplicacions; tipus de mètriques.</text:p>
      <text:p text:style-name="P2">4.3 Pautes de disseny de l’estructura de la interfície d’usuari; menús, finestres, quadres de diàleg, dreceres de teclat, entre d’altres.</text:p>
      <text:p text:style-name="P2">4.4 Pautes de disseny de l’aspecte de la interfície d’usuari.</text:p>
      <text:p text:style-name="P2">4.5 Pautes de disseny dels elements interactius de la interfície d’usuari.</text:p>
      <text:p text:style-name="P2">4.6 Pautes de disseny de la seqüència de control de l’aplicació</text:p>
      <text:p text:style-name="P2"/>
      <text:h text:style-name="P5" text:outline-level="2"><text:span text:style-name="T2">M</text:span>òdul professional 8: programació multimèdia i dispositius mòbils </text:h>
      <text:h text:style-name="P6" text:outline-level="3">UF 1: desenvolupament d’aplicacions per a dispositius mòbil </text:h>
      <text:h text:style-name="P4" text:outline-level="4">2. Programació de dispositius mòbils:</text:h>
      <text:p text:style-name="P2">2.1 Eines i fases de construcció.</text:p>
      <text:p text:style-name="P2">2.2 Interfícies d’usuari. Classes associades.</text:p>
      <text:p text:style-name="P2">2.3 Context gràfic. Imatges.</text:p>
      <text:p text:style-name="P2">2.4 Esdeveniments del teclat.</text:p>
      <text:p text:style-name="P2">2.5 Tècniques d’animació i de so.</text:p>
      <text:p text:style-name="P2">2.6 Descobriment de serveis.</text:p>
      <text:p text:style-name="P2">2.7 Bases de dades i emmagatzematge.</text:p>
      <text:p text:style-name="P2">2.8 Persistència.</text:p>
      <text:p text:style-name="P2">2.9 Model de fils.</text:p>
      <text:p text:style-name="P2">2.10 Comunicacions: classes associades. Tipus de connexions.</text:p>
      <text:p text:style-name="P2">2.11 Gestió de la comunicació sense fils.</text:p>
      <text:p text:style-name="P2">2.12 Enviament i recepció de missatges de text.</text:p>
      <text:p text:style-name="P2">2.13 Enviament i recepció de missatgeria multimèdia.</text:p>
      <text:p text:style-name="P2">2.14 Tractament de connexions HTTP i HTTPS </text:p>
      <text:p text:style-name="P2"/>
      <text:h text:style-name="P6" text:outline-level="3">UF 2: programació multimèdi<text:span text:style-name="T1">a</text:span></text:h>
      <text:h text:style-name="P4" text:outline-level="4">1. Ús de llibreries multimèdia integrades:</text:h>
      <text:p text:style-name="P2">1.1 Conceptes sobre aplicacions multimèdia.</text:p>
      <text:p text:style-name="P2">1.2 Arquitectura de l’API utilitzada.</text:p>
      <text:p text:style-name="P2">1.3 Fonts de dades multimèdia. Classes.</text:p>
      <text:p text:style-name="P2">1.4 Dades basades en el temps.</text:p>
      <text:p text:style-name="P2">1.5 Processament d’objectes multimèdia. Classes. Estats, mètodes i esdeveniments.</text:p>
      <text:p text:style-name="P2">1.6 Reproducció d’objectes multimèdia. Classes. Estats, mètodes i esdevenimen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17:07:13.471000000</meta:creation-date>
    <dc:date>2022-11-03T17:12:12.764000000</dc:date>
    <meta:editing-duration>PT4M59S</meta:editing-duration>
    <meta:editing-cycles>1</meta:editing-cycles>
    <meta:document-statistic meta:table-count="0" meta:image-count="0" meta:object-count="0" meta:page-count="2" meta:paragraph-count="74" meta:word-count="489" meta:character-count="3452" meta:non-whitespace-character-count="3032"/>
    <meta:generator>LibreOffice/6.1.4.2$Windows_X86_64 LibreOffice_project/9d0f32d1f0b509096fd65e0d4bec26ddd1938fd3</meta:generator>
  </office:meta>
</office:document-meta>
</file>